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ANDOSW DE LINUX</text:p>
      <text:p text:style-name="Standard"/>
      <text:p text:style-name="Standard">A) comando /var/log</text:p>
      <text:p text:style-name="Standard"/>
      <text:p text:style-name="Standard">dfg2024@dfg2024-VirtualBox:~/Escritorio/examen$ cd /var/log</text:p>
      <text:p text:style-name="Standard">dfg2024@dfg2024-VirtualBox:/var/log$ </text:p>
      <text:p text:style-name="Standard">dfg2024@dfg2024-VirtualBox:/var/log$ sudo mkdir nuevos_logs.</text:p>
      <text:p text:style-name="Standard">dfg2024@dfg2024-VirtualBox:/var/log$ cd nuevos_logs</text:p>
      <text:p text:style-name="Standard">dfg2024@dfg2024-VirtualBox:/var/log/nuevos_logs$ </text:p>
      <text:p text:style-name="Standard"/>
      <text:p text:style-name="Standard">B)</text:p>
      <text:p text:style-name="Standard"><text:s/>dfg2024@dfg2024-VirtualBox:/var/log/nuevos_logs$ cp -r /etc /home/dfg2024/backup</text:p>
      <text:p text:style-name="Standard"/>
      <text:p text:style-name="Standard">C)</text:p>
      <text:p text:style-name="Standard"><text:s/>dfg2024@dfg2024-VirtualBox:/var/log$ find . iname .log</text:p>
      <text:p text:style-name="Standard">dfg2024@dfg2024-VirtualBox:/var/log$ grep -i "error" /var/log *.log</text:p>
      <text:p text:style-name="Standard"/>
      <text:p text:style-name="Standard">D)</text:p>
      <text:p text:style-name="Standard">dfg2024@dfg2024-VirtualBox:/var/log$ cd /home</text:p>
      <text:p text:style-name="Standard">dfg2024@dfg2024-VirtualBox:/home$ cd /home/dfg2024/scripts</text:p>
      <text:p text:style-name="Standard">dfg2024@dfg2024-VirtualBox:~/scripts$ chmod -R 730 /home/dfg2024</text:p>
      <text:p text:style-name="Standard">dfg2024@dfg2024-VirtualBox:~/scripts$ ls -l</text:p>
      <text:p text:style-name="Standard">total 20</text:p>
      <text:p text:style-name="Standard">-rwx-wx--- 1 dfg2024 dfg2024 <text:s text:c="4"/>0 jun 17 14:00 ejecutable1.sh</text:p>
      <text:p text:style-name="Standard">-rwx-wx--- 1 dfg2024 dfg2024 17006 jun 17 14:07 output.log</text:p>
      <text:p text:style-name="Standard">dfg2024@dfg2024-VirtualBox:~/scripts$ </text:p>
      <text:p text:style-name="Standard"/>
      <text:p text:style-name="Standard">E)</text:p>
      <text:p text:style-name="Standard">dfg2024@dfg2024-VirtualBox:~/proyectos$ tar -czvf backup.tar.gz /home/dfg2024/proyectos</text:p>
      <text:p text:style-name="Standard">tar: Eliminando la `/' inicial de los nombres</text:p>
      <text:p text:style-name="Standard">/home/dfg2024/proyectos/</text:p>
      <text:p text:style-name="Standard">/home/dfg2024/proyectos/backup.tar.gz</text:p>
      <text:p text:style-name="Standard">dfg2024@dfg2024-VirtualBox:~/proyectos$ 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 D</meta:initial-creator>
    <meta:creation-date>2024-06-18T10:11:40.22</meta:creation-date>
    <meta:document-statistic meta:table-count="0" meta:image-count="0" meta:object-count="0" meta:page-count="2" meta:paragraph-count="27" meta:word-count="89" meta:character-count="1113"/>
    <dc:date>2024-06-18T11:40:14.20</dc:date>
    <dc:creator>D D</dc:creator>
    <meta:editing-duration>PT12M53S</meta:editing-duration>
    <meta:editing-cycles>1</meta:editing-cycles>
    <meta:generator>OpenOffice/4.1.11$Win32 OpenOffice.org_project/4111m1$Build-9808</meta:generator>
  </office:meta>
</office:document-meta>
</file>